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A00000AE200000CB4C1C5C87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5.416cm" table:align="left"/>
    </style:style>
    <style:style style:name="Table4.A" style:family="table-column">
      <style:table-column-properties style:column-width="1.485cm"/>
    </style:style>
    <style:style style:name="Table4.B" style:family="table-column">
      <style:table-column-properties style:column-width="4.293cm"/>
    </style:style>
    <style:style style:name="Table4.C" style:family="table-column">
      <style:table-column-properties style:column-width="9.63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5.416cm" table:align="left"/>
    </style:style>
    <style:style style:name="Table5.A" style:family="table-column">
      <style:table-column-properties style:column-width="1.512cm"/>
    </style:style>
    <style:style style:name="Table5.B" style:family="table-column">
      <style:table-column-properties style:column-width="4.267cm"/>
    </style:style>
    <style:style style:name="Table5.C" style:family="table-column">
      <style:table-column-properties style:column-width="9.63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252cm" style:rel-column-width="735*"/>
    </style:style>
    <style:style style:name="Table1.B" style:family="table-column">
      <style:table-column-properties style:column-width="3.286cm" style:rel-column-width="1928*"/>
    </style:style>
    <style:style style:name="Table1.C" style:family="table-column">
      <style:table-column-properties style:column-width="6.837cm" style:rel-column-width="4010*"/>
    </style:style>
    <style:style style:name="Table1.D" style:family="table-column">
      <style:table-column-properties style:column-width="5.625cm" style:rel-column-width="329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text-indent="0cm" style:auto-text-indent="false"/>
      <style:text-properties style:font-name="Times New Roman1" fo:font-size="12pt" fo:language="id" fo:country="ID" fo:font-weight="bold"/>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line-height="115%" fo:text-align="center" style:justify-single-word="false"/>
      <style:text-properties style:font-name="Times New Roman1" fo:font-size="12pt" fo:language="id" fo:country="ID" fo:font-weight="bold"/>
    </style:style>
    <style:style style:name="P4" style:family="paragraph" style:parent-style-name="Text_20_body">
      <style:paragraph-properties fo:line-height="115%"/>
      <style:text-properties style:font-name="Times New Roman1" fo:font-size="12pt" fo:language="id" fo:country="ID"/>
    </style:style>
    <style:style style:name="P5" style:family="paragraph" style:parent-style-name="Text_20_body">
      <style:text-properties style:font-name="Times New Roman1" fo:font-size="12pt" fo:font-style="italic" fo:font-weight="bold"/>
    </style:style>
    <style:style style:name="P6" style:family="paragraph" style:parent-style-name="Text_20_body">
      <style:paragraph-properties fo:text-align="center" style:justify-single-word="false"/>
    </style:style>
    <style:style style:name="P7" style:family="paragraph" style:parent-style-name="Text_20_body">
      <style:paragraph-properties fo:break-before="page"/>
      <style:text-properties style:font-name="Times New Roman1" fo:font-size="12pt" fo:font-style="italic" fo:font-weight="bold"/>
    </style:style>
    <style:style style:name="P8" style:family="paragraph" style:parent-style-name="Text_20_body" style:list-style-name="L1"/>
    <style:style style:name="P9" style:family="paragraph" style:parent-style-name="Text_20_body">
      <style:text-properties style:font-name="Times New Roman1" fo:font-size="12pt" fo:language="id" fo:country="ID"/>
    </style:style>
    <style:style style:name="P10" style:family="paragraph" style:parent-style-name="Text_20_body">
      <style:paragraph-properties fo:line-height="150%" fo:text-align="center" style:justify-single-word="false"/>
      <style:text-properties style:font-name="Times New Roman1" fo:font-size="12pt" fo:font-weight="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line-height="150%"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cm" fo:margin-right="0cm" fo:text-align="center" style:justify-single-word="false" fo:text-indent="0cm" style:auto-text-indent="false"/>
    </style:style>
    <style:style style:name="P18" style:family="paragraph" style:parent-style-name="Table_20_Contents">
      <style:text-properties style:font-size-asian="10.5pt"/>
    </style:style>
    <style:style style:name="P19" style:family="paragraph" style:parent-style-name="Table_20_Contents">
      <style:paragraph-properties fo:text-align="center" style:justify-single-word="false"/>
      <style:text-properties style:font-size-asian="10.5pt"/>
    </style:style>
    <style:style style:name="P20" style:family="paragraph" style:parent-style-name="Table_20_Contents">
      <style:paragraph-properties fo:text-align="end" style:justify-single-word="false"/>
      <style:text-properties style:font-size-asian="10.5pt"/>
    </style:style>
    <style:style style:name="P21" style:family="paragraph" style:parent-style-name="Table_20_Contents">
      <style:paragraph-properties fo:text-align="center" style:justify-single-word="false"/>
      <style:text-properties fo:font-weight="bold" style:font-size-asian="10.5pt" style:font-weight-asian="bold" style:font-weight-complex="bold"/>
    </style:style>
    <style:style style:name="P22" style:family="paragraph" style:parent-style-name="Table_20_Contents">
      <style:paragraph-properties fo:text-align="center" style:justify-single-word="false"/>
      <style:text-properties style:font-name="Times New Roman1" fo:font-size="12pt" fo:font-weight="bold" style:font-size-asian="10.5pt" style:font-weight-asian="bold" style:font-weight-complex="bold"/>
    </style:style>
    <style:style style:name="P23" style:family="paragraph" style:parent-style-name="Table_20_Contents">
      <style:paragraph-properties fo:text-align="start" style:justify-single-word="false"/>
      <style:text-properties style:font-name="Times New Roman1" fo:font-size="12pt" fo:font-weight="bold" style:font-size-asian="10.5pt" style:font-weight-asian="bold" style:font-weight-complex="bold"/>
    </style:style>
    <style:style style:name="P24" style:family="paragraph">
      <style:paragraph-properties fo:text-align="center"/>
    </style:style>
    <style:style style:name="T1" style:family="text">
      <style:text-properties style:font-name="Times New Roman1" fo:font-size="12pt"/>
    </style:style>
    <style:style style:name="T2" style:family="text">
      <style:text-properties style:font-name="Times New Roman1" fo:font-size="12pt" fo:language="id" fo:country="ID"/>
    </style:style>
    <style:style style:name="T3" style:family="text">
      <style:text-properties style:font-name="Times New Roman1" fo:font-size="12pt" fo:language="id" fo:country="ID" fo:font-weight="bold"/>
    </style:style>
    <style:style style:name="T4" style:family="text">
      <style:text-properties style:font-name="Times New Roman1" fo:font-size="12pt" fo:language="id" fo:country="ID" fo:font-style="italic" fo:font-weight="bold"/>
    </style:style>
    <style:style style:name="T5" style:family="text">
      <style:text-properties style:font-name="Times New Roman1" fo:font-size="12pt" fo:font-weight="bold"/>
    </style:style>
    <style:style style:name="T6" style:family="text">
      <style:text-properties style:font-name="Times New Roman1" fo:font-size="12pt" fo:language="sv" fo:country="SE"/>
    </style:style>
    <style:style style:name="T7" style:family="text">
      <style:text-properties style:font-name="Times New Roman1" fo:font-size="12pt" fo:language="sv" fo:country="SE" fo:font-weight="bold"/>
    </style:style>
    <style:style style:name="T8" style:family="text">
      <style:text-properties style:font-name="Times New Roman1" fo:font-size="12pt" fo:font-style="italic" fo:font-weight="bold"/>
    </style:style>
    <style:style style:name="T9" style:family="text">
      <style:text-properties style:font-name="Times New Roman1" fo:font-size="12pt" fo:language="en" fo:country="US"/>
    </style:style>
    <style:style style:name="T10" style:family="text">
      <style:text-properties style:font-name="Times New Roman1" fo:font-style="italic"/>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4pt" fo:language="id" fo:country="ID" fo:font-weight="bold"/>
    </style:style>
    <style:style style:name="T14" style:family="text">
      <style:text-properties fo:font-variant="normal" fo:text-transform="none" style:font-name="Times New Roman1" fo:font-size="12pt" fo:language="id" fo:country="ID" fo:font-weight="bold"/>
    </style:style>
    <style:style style:name="T15" style:family="text">
      <style:text-properties fo:font-variant="normal" fo:text-transform="none" style:font-name="Times New Roman1" fo:font-size="12pt" fo:language="sv" fo:country="SE" fo:font-weight="bold"/>
    </style:style>
    <style:style style:name="T16" style:family="text">
      <style:text-properties fo:font-variant="normal" fo:text-transform="none" style:font-name="Times New Roman1" fo:font-size="12pt" fo:font-weight="bold"/>
    </style:style>
    <style:style style:name="T17"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3">PEMBENTUKAN POS PEMBERDAYAAN KELUARGA (POSDAYA )</text:span>”</text:p>
      <text:p text:style-name="Text_20_body"/>
      <text:p text:style-name="Text_20_body"><text:span text:style-name="T3">A.</text:span><text:span text:style-name="T14"> </text:span><text:span text:style-name="T3">Latar Belakang Kegiatan</text:span></text:p>
      <text:p text:style-name="P16"><text:tab/>Seiring berkembangnya zaman disertai tumbuh kembang kemajuan ilmu pengetahuan yang semakin pesat, banyak sekali tantangan bagi masyarakat saat ini. Tantangan di segala bidang, terutama tantangan untuk bisa hidup dalam keadaan tercukupi dan sejahtera. Untuk menghadapi semua itu, maka masyarakat membentuk berbagai organisasi atau kelompok yang berguna untuk mengembangkan pada bidang-bidang yang dibutuhkan. Misalnya, Karang Taruna, Kelompok Usaha Tani, dan lain-lain.</text:p>
      <text:p text:style-name="P16"><text:tab/>Namun berjalannya waktu berbagai organisasi tersebut berjalan sendiri-sendiri tanpa ada lembaga yang menganyomi. Dengan demikian dibutuhkan wadah dari berbagai organisasi tersebut agar berjalan selaras dan seimbang. <text:s/>Melihat kenyataan tersebut, Perguruan Tinggi yang ada di Indonesia bekerjasama dengan Yayasan Dana Sejahtera Mandiri (YSDM) menemukan terobosan baru, membentuk suatu lembaga yang mana berfungsi sebagai wadah koordinasi kegiatan-kegiatan yang berada di Desa tertentu. Lembaga tersebut dinamakan Posdaya.</text:p>
      <text:p text:style-name="P16"><text:tab/>Posdaya adalah forum silaturahim, advokasi, komunikasi, edukasi, dan wadah koordinasi kegiatan penguatan fungsi-fungsi keluarga secara terpadu. Posdaya bukan lembaga pesaing atau pengganti lembaga kemasyarakatan yang sudah ada, melainkan forum untuk mengembangkan kegiatan yang terpadu dan dinamis, memberdayakan keluarga agar tanggap, berani mengambil prakarsa dan bekerja keras dalam pembangunan dengan partisipasi yang lebih merata.</text:p>
      <text:p text:style-name="P16"><text:tab/>Oleh sebab itu dengan adanya Posdaya ini dapat membantu antar lembaga karena bisa saling mengkomunikasikan masalah yang dihadapi dan lembaga lain dapat menawarkan solusi-solusi yang membangun. Maka hasil yang didapat kinerja masing-masing organisasi dapat meningkat.</text:p>
      <text:p text:style-name="Text_20_body"/>
      <text:p text:style-name="Text_20_body"><text:span text:style-name="T7">B.</text:span><text:span text:style-name="T15"> </text:span><text:span text:style-name="T7">Nama Kegiatan</text:span></text:p>
      <text:p text:style-name="P13"><text:tab/>LOKA KARYA MINI</text:p>
      <text:p text:style-name="P13"><text:tab/>“Pembentukan POSDAYA”</text:p>
      <text:p text:style-name="P6"/>
      <text:p text:style-name="Text_20_body"><text:span text:style-name="T7">C.</text:span><text:span text:style-name="T15"> </text:span><text:span text:style-name="T7">Tema</text:span></text:p>
      <text:p text:style-name="Text_20_body"><text:tab/>Integrasi-Interkoneksi Tematik Posdaya Berbasis Masjid</text:p>
      <text:p text:style-name="Text_20_body"/>
      <text:p text:style-name="Text_20_body"><text:span text:style-name="T5">D.</text:span><text:span text:style-name="T16"> </text:span><text:span text:style-name="T5">Tujuan</text:span></text:p>
      <text:p text:style-name="Text_20_body"><text:span text:style-name="T2"><text:tab/>Terdapat beberapa tujuan yang harapannya dapat dicapai </text:span><text:span text:style-name="T9">POSDAYA</text:span><text:span text:style-name="T2">, antara lain:</text:span></text:p>
      <text:p text:style-name="Text_20_body">Pemberdayaan 8 fungsi keluarga secara terpadu, yaitu fungsi:</text:p>
      <text:list xml:id="list37580822" text:style-name="L1">
        <text:list-item>
          <text:p text:style-name="P8">Agama</text:p>
        </text:list-item>
        <text:list-item>
          <text:p text:style-name="P8">Cinta kasih</text:p>
        </text:list-item>
        <text:list-item>
          <text:p text:style-name="P8"><text:soft-page-break/>Perlindungan</text:p>
        </text:list-item>
        <text:list-item>
          <text:p text:style-name="P8">Reproduksi dan kesehatan</text:p>
        </text:list-item>
        <text:list-item>
          <text:p text:style-name="P8">Pendidikan</text:p>
        </text:list-item>
        <text:list-item>
          <text:p text:style-name="P8">Sosial Budaya</text:p>
        </text:list-item>
        <text:list-item>
          <text:p text:style-name="P8">Ekonomi dan Wirausaha</text:p>
        </text:list-item>
        <text:list-item>
          <text:p text:style-name="P8">Lingkungan</text:p>
          <text:p text:style-name="P8"/>
        </text:list-item>
      </text:list>
      <text:p text:style-name="Text_20_body"><text:span text:style-name="T3">E.</text:span><text:span text:style-name="T14"> </text:span><text:span text:style-name="T3">Waktu dan Tempat Pelaksanaan</text:span></text:p>
      <text:p text:style-name="Text_20_body"><text:span text:style-name="T2"><text:tab/>Tanggal / </text:span><text:span text:style-name="T1">h</text:span><text:span text:style-name="T2">ari<text:tab/>: Rabu, 08 Agustus 2012</text:span></text:p>
      <text:p text:style-name="P9"><text:tab/>Waktu<text:tab/><text:tab/>: Pukul 07.00-Selesai WIB</text:p>
      <text:p text:style-name="Text_20_body"><text:span text:style-name="T2"><text:tab/>Tempat<text:tab/>: </text:span><text:span text:style-name="T9">Balai Dusun</text:span></text:p>
      <text:p text:style-name="Text_20_body"><text:span text:style-name="T7">F.</text:span><text:span text:style-name="T15"> </text:span><text:span text:style-name="T7">Bentuk kegiatan</text:span></text:p>
      <text:p text:style-name="P15"><text:span text:style-name="T6"><text:tab/>Kegiatan ini berlangsung selama setengah hari dengan bentuk kegiatan sesuai dengan susunan acara yang telah direncanakan.</text:span></text:p>
      <text:p text:style-name="Text_20_body"><text:span text:style-name="T7">G. Susunan Panitia</text:span></text:p>
      <text:p text:style-name="Text_20_body"><text:tab/>Terlampir (<text:span text:style-name="T11">lampiran 1</text:span>)</text:p>
      <text:p text:style-name="Text_20_body"><text:span text:style-name="T7">H.</text:span><text:span text:style-name="T15"> </text:span><text:span text:style-name="T7">Estimasi Dana</text:span></text:p>
      <text:p text:style-name="Text_20_body"><text:tab/>Terlampir (<text:span text:style-name="T11">lampiran 2</text:span>)</text:p>
      <text:p text:style-name="Text_20_body"><text:span text:style-name="T7">I.</text:span><text:span text:style-name="T15"> </text:span><text:span text:style-name="T7">Susunan Acara</text:span></text:p>
      <text:p text:style-name="Text_20_body"><text:tab/>Terlampir (<text:span text:style-name="T11">lampiran 3</text:span>)</text:p>
      <text:p text:style-name="Text_20_body"><text:span text:style-name="T3">J.</text:span><text:span text:style-name="T14"> </text:span><text:span text:style-name="T3">Penutup</text:span></text:p>
      <text:p text:style-name="Text_20_body"><text:tab/><text:span text:style-name="T6">Demikianlah proposal kegiatan Loka Karya Mini ini kami susun</text:span><text:span text:style-name="T2">.</text:span><text:span text:style-name="T9"> </text:span><text:span text:style-name="T2">Demi berlangsungnya acara ini, kami</text:span><text:span text:style-name="T9"> </text:span><text:span text:style-name="T2">berharap pihak – pihak terkait dapat</text:span><text:span text:style-name="T9"> </text:span><text:span text:style-name="T2">turut membantu dan </text:span><text:span text:style-name="T6">berpartisipasi dalam kegiatan ini</text:span><text:span text:style-name="T2">, khususnya dalam hal pelaksanaan</text:span><text:span text:style-name="T6">.</text:span><text:span text:style-name="T9"> </text:span><text:span text:style-name="T2">Semoga kebaikan dan keikhlasan Bapak/Ibu sekalian dapat menjadi ladang amal yang senantiasa tumbuh berkembang. Atas perhatian dan bantuan pihak terkait, kami mengucapkan terima kasih.</text:span></text:p>
      <text:p text:style-name="Text_20_body"><text:span text:style-name="T9"><text:tab/><text:tab/><text:tab/><text:tab/><text:tab/><text:tab/><text:tab/><text:tab/><text:tab/><text:tab/>Jetis</text:span><text:span text:style-name="T6">, </text:span><text:span text:style-name="T9">02 Agustus</text:span> <text:span text:style-name="T6">201</text:span><text:span text:style-name="T2">2</text:span></text:p>
      <table:table table:name="Table3" table:style-name="Table3">
        <table:table-column table:style-name="Table3.A"/>
        <table:table-column table:style-name="Table3.B"/>
        <table:table-row>
          <table:table-cell table:style-name="Table3.A1" office:value-type="string">
            <text:p text:style-name="P6">Ketua KKN Kelompok 47</text:p>
          </table:table-cell>
          <table:table-cell table:style-name="Table3.A1" office:value-type="string">
            <text:p text:style-name="P6">Sekretaris KKN Kelompok 47</text:p>
          </table:table-cell>
        </table:table-row>
        <table:table-row>
          <table:table-cell table:style-name="Table3.A1" office:value-type="string">
            <text:p text:style-name="P6"/>
            <text:p text:style-name="P6"/>
            <text:p text:style-name="P6"/>
            <text:p text:style-name="P6">M. Amir Yusuf</text:p>
          </table:table-cell>
          <table:table-cell table:style-name="Table3.A1" office:value-type="string">
            <text:p text:style-name="P6"/>
            <text:p text:style-name="P6"/>
            <text:p text:style-name="P6"/>
            <text:p text:style-name="P6">Novy Setyowati</text:p>
          </table:table-cell>
        </table:table-row>
      </table:table>
      <text:p text:style-name="Text_20_body"><text:soft-page-break/><text:span text:style-name="T4">Lampiran 1</text:span></text:p>
      <text:p text:style-name="P3">Susunan Panitia</text:p>
      <text:p text:style-name="P4">Ketua<text:tab/><text:tab/>: M. Amir Yusuf</text:p>
      <text:p text:style-name="P4">Sekretaris<text:tab/>: Novy Setyowati</text:p>
      <text:p text:style-name="P4">Bendahara<text:tab/>: Ika Yunita P</text:p>
      <text:p text:style-name="P4">Sie Acara<text:tab/>: Khoirul Anam</text:p>
      <text:p text:style-name="P4"><text:tab/><text:tab/> <text:s/>Estu Fardani</text:p>
      <text:p text:style-name="P4"><text:tab/><text:tab/> <text:s/>Ahmad Ni'am Shidqi</text:p>
      <text:p text:style-name="P4"><text:tab/><text:tab/> <text:s/>Erwan Eka Praja</text:p>
      <text:p text:style-name="P4">Sie Konsumsi : Devi Nurul Mahmudah</text:p>
      <text:p text:style-name="P4"><text:tab/><text:tab/> <text:s/>Laelatul Munawaroh</text:p>
      <text:p text:style-name="P4"><text:tab/><text:tab/> <text:s/>Dila Humaira</text:p>
      <text:p text:style-name="Text_20_body"><text:span text:style-name="T12">Lampiran II</text:span></text:p>
      <text:p text:style-name="P12">Rencana Pemasukan</text:p>
      <table:table table:name="Table4" table:style-name="Table4">
        <table:table-column table:style-name="Table4.A"/>
        <table:table-column table:style-name="Table4.B"/>
        <table:table-column table:style-name="Table4.C"/>
        <table:table-row>
          <table:table-cell table:style-name="Table4.A1" office:value-type="string">
            <text:p text:style-name="P21">No</text:p>
          </table:table-cell>
          <table:table-cell table:style-name="Table4.A1" office:value-type="string">
            <text:p text:style-name="P21">Deskripsi</text:p>
          </table:table-cell>
          <table:table-cell table:style-name="Table4.C1" office:value-type="string">
            <text:p text:style-name="P21">Jumlah</text:p>
          </table:table-cell>
        </table:table-row>
        <table:table-row>
          <table:table-cell table:style-name="Table4.A2" office:value-type="string">
            <text:p text:style-name="P19">1</text:p>
          </table:table-cell>
          <table:table-cell table:style-name="Table4.A2" office:value-type="string">
            <text:p text:style-name="P19">LPM</text:p>
          </table:table-cell>
          <table:table-cell table:style-name="Table4.C2" office:value-type="string">
            <text:p text:style-name="P20">Rp. 200.000,00</text:p>
          </table:table-cell>
        </table:table-row>
      </table:table>
      <text:p text:style-name="P12"/>
      <text:p text:style-name="P12">Rencana Pengeluaran</text:p>
      <table:table table:name="Table5" table:style-name="Table5">
        <table:table-column table:style-name="Table5.A"/>
        <table:table-column table:style-name="Table5.B"/>
        <table:table-column table:style-name="Table5.C"/>
        <table:table-row>
          <table:table-cell table:style-name="Table5.A1" office:value-type="string">
            <text:p text:style-name="P21">No</text:p>
          </table:table-cell>
          <table:table-cell table:style-name="Table5.A1" office:value-type="string">
            <text:p text:style-name="P21">Deskripsi</text:p>
          </table:table-cell>
          <table:table-cell table:style-name="Table5.C1" office:value-type="string">
            <text:p text:style-name="P21">Jumlah</text:p>
          </table:table-cell>
        </table:table-row>
        <table:table-row>
          <table:table-cell table:style-name="Table5.A2" office:value-type="string">
            <text:p text:style-name="P19">1</text:p>
          </table:table-cell>
          <table:table-cell table:style-name="Table5.A2" office:value-type="string">
            <text:p text:style-name="P18">Proyektor</text:p>
          </table:table-cell>
          <table:table-cell table:style-name="Table5.C2" office:value-type="string">
            <text:p text:style-name="P20">Rp. 50.000,00</text:p>
          </table:table-cell>
        </table:table-row>
        <table:table-row>
          <table:table-cell table:style-name="Table5.A2" office:value-type="string">
            <text:p text:style-name="P19">2</text:p>
          </table:table-cell>
          <table:table-cell table:style-name="Table5.A2" office:value-type="string">
            <text:p text:style-name="P18">Kesekretariatan</text:p>
          </table:table-cell>
          <table:table-cell table:style-name="Table5.C2" office:value-type="string">
            <text:p text:style-name="P20">Rp. 20.000,00</text:p>
          </table:table-cell>
        </table:table-row>
        <table:table-row>
          <table:table-cell table:style-name="Table5.A2" office:value-type="string">
            <text:p text:style-name="P19">3</text:p>
          </table:table-cell>
          <table:table-cell table:style-name="Table5.A2" office:value-type="string">
            <text:p text:style-name="P18">Konsumsi</text:p>
          </table:table-cell>
          <table:table-cell table:style-name="Table5.C2" office:value-type="string">
            <text:p text:style-name="P20">RP. 130.000,00</text:p>
          </table:table-cell>
        </table:table-row>
      </table:table>
      <text:p text:style-name="Text_20_body"/>
      <text:p text:style-name="P6"/>
      <text:p text:style-name="P5"/>
      <text:p text:style-name="P7">Lampiran 3</text:p>
      <text:p text:style-name="P10">Susunan Acar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No</text:p>
          </table:table-cell>
          <table:table-cell table:style-name="Table1.A1" office:value-type="string">
            <text:p text:style-name="P22">Waktu</text:p>
          </table:table-cell>
          <table:table-cell table:style-name="Table1.A1" office:value-type="string">
            <text:p text:style-name="P22">Kegiatan</text:p>
          </table:table-cell>
          <table:table-cell table:style-name="Table1.D1" office:value-type="string">
            <text:p text:style-name="P22">PJ</text:p>
          </table:table-cell>
        </table:table-row>
        <table:table-row>
          <table:table-cell table:style-name="Table1.A2" office:value-type="string">
            <text:p text:style-name="P22">1</text:p>
          </table:table-cell>
          <table:table-cell table:style-name="Table1.A2" office:value-type="string">
            <text:p text:style-name="P23">20.30-21.00</text:p>
          </table:table-cell>
          <table:table-cell table:style-name="Table1.A2" office:value-type="string">
            <text:p text:style-name="P23">Pembukaan</text:p>
          </table:table-cell>
          <table:table-cell table:style-name="Table1.D2" office:value-type="string">
            <text:p text:style-name="P23">Amir</text:p>
          </table:table-cell>
        </table:table-row>
        <table:table-row>
          <table:table-cell table:style-name="Table1.A2" office:value-type="string">
            <text:p text:style-name="P22">2</text:p>
          </table:table-cell>
          <table:table-cell table:style-name="Table1.A2" office:value-type="string">
            <text:p text:style-name="P23">21.00-21.30</text:p>
          </table:table-cell>
          <table:table-cell table:style-name="Table1.A2" office:value-type="string">
            <text:p text:style-name="P23">Penyampaian POSDAYA</text:p>
          </table:table-cell>
          <table:table-cell table:style-name="Table1.D2" office:value-type="string">
            <text:p text:style-name="P23">Estu</text:p>
          </table:table-cell>
        </table:table-row>
        <table:table-row>
          <table:table-cell table:style-name="Table1.A2" office:value-type="string">
            <text:p text:style-name="P22">3</text:p>
          </table:table-cell>
          <table:table-cell table:style-name="Table1.A2" office:value-type="string">
            <text:p text:style-name="P23">21.30-22.30</text:p>
          </table:table-cell>
          <table:table-cell table:style-name="Table1.A2" office:value-type="string">
            <text:p text:style-name="P23">Pembentukan POSDAYA</text:p>
          </table:table-cell>
          <table:table-cell table:style-name="Table1.D2" office:value-type="string">
            <text:p text:style-name="P23">Ika</text:p>
          </table:table-cell>
        </table:table-row>
        <table:table-row>
          <table:table-cell table:style-name="Table1.A2" office:value-type="string">
            <text:p text:style-name="P22">4</text:p>
          </table:table-cell>
          <table:table-cell table:style-name="Table1.A2" office:value-type="string">
            <text:p text:style-name="P23">22.30-23.00</text:p>
          </table:table-cell>
          <table:table-cell table:style-name="Table1.A2" office:value-type="string">
            <text:p text:style-name="P23">Penyampaian Rencana Kerja (Tugas-tugas Kedepan) POSDAYA </text:p>
          </table:table-cell>
          <table:table-cell table:style-name="Table1.D2" office:value-type="string">
            <text:p text:style-name="P23">Estu</text:p>
          </table:table-cell>
        </table:table-row>
        <table:table-row>
          <table:table-cell table:style-name="Table1.A2" office:value-type="string">
            <text:p text:style-name="P22">5</text:p>
          </table:table-cell>
          <table:table-cell table:style-name="Table1.A2" office:value-type="string">
            <text:p text:style-name="P23">23.00-23.15</text:p>
          </table:table-cell>
          <table:table-cell table:style-name="Table1.A2" office:value-type="string">
            <text:p text:style-name="P23">Penutupan</text:p>
          </table:table-cell>
          <table:table-cell table:style-name="Table1.D2" office:value-type="string">
            <text:p text:style-name="P23">Amir</text:p>
          </table:table-cell>
        </table:table-row>
      </table:table>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style:font-name="Times New Roman1" fo:font-size="12pt" fo:language="id" fo:country="ID" fo:font-weight="bold"/>
    </style:style>
    <style:style style:name="MP2" style:family="paragraph" style:parent-style-name="Text_20_body">
      <style:paragraph-properties fo:margin-left="0cm" fo:margin-right="0cm" fo:text-align="center" style:justify-single-word="false" fo:text-indent="0cm" style:auto-text-indent="false"/>
    </style:style>
    <style:style style:name="MP3" style:family="paragraph">
      <style:paragraph-properties fo:text-align="center"/>
    </style:style>
    <style:style style:name="MT1" style:family="text">
      <style:text-properties style:font-name="Times New Roman1" fo:font-size="12pt" fo:language="id" fo:country="ID" fo:font-weight="bold"/>
    </style:style>
    <style:style style:name="MT2" style:family="text">
      <style:text-properties style:font-name="Times New Roman1" fo:font-size="12pt" fo:font-weight="bold"/>
    </style:style>
    <style:style style:name="MT3" style:family="text">
      <style:text-properties style:font-name="Times New Roman1" fo:font-size="12pt" fo:language="id" fo:country="ID" fo:font-style="italic" fo:font-weight="bold"/>
    </style:style>
    <style:style style:name="MT4" style:family="text">
      <style:text-properties style:font-name="Times New Roman1" fo:font-size="12pt" fo:font-style="italic" fo:font-weight="bold"/>
    </style:style>
    <style:style style:name="MT5" style:family="text">
      <style:text-properties style:font-name="Times New Roman1" fo:font-style="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1.559cm" svg:y="-0.612cm" svg:width="1.919cm" svg:height="2.189cm" draw:z-index="3"><draw:image xlink:href="Pictures/2000000A00000AE200000CB4C1C5C87E.svm" xlink:type="simple" xlink:show="embed" xlink:actuate="onLoad"/></draw:frame>KKN INTEGRASI-INTERKONEKSI TEMATIK POSDAYA</text:p>
        <text:p text:style-name="MP2"><text:span text:style-name="MT1"><text:s/>UIN SUNAN KALIJAGA ANGKATAN KE-7</text:span><text:span text:style-name="MT2">7</text:span></text:p>
        <text:p text:style-name="MP2"><text:span text:style-name="MT3">Dusun </text:span><text:span text:style-name="MT4">Dondong</text:span><text:span text:style-name="MT3">, Desa </text:span><text:span text:style-name="MT4">Jetis</text:span><text:span text:style-name="MT3">, Kecamatan </text:span><text:span text:style-name="MT4">Saptosari</text:span><text:span text:style-name="MT3">, Kabupaten </text:span><text:span text:style-name="MT4">Gunungkidul </text:span><text:span text:style-name="MT3">Y</text:span><text:span text:style-name="MT4">ogyakarta</text:span></text:p>
        <text:p text:style-name="MP2"><draw:line text:anchor-type="paragraph" draw:z-index="7" draw:style-name="Mgr1" draw:text-style-name="MP3" svg:x1="0.975cm" svg:y1="0.021cm" svg:x2="17.326cm" svg:y2="0.055cm"><text:p/></draw:line><text:span text:style-name="MT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00:34:19.84</meta:creation-date>
    <dc:date>2012-08-02T19:00:52.35</dc:date>
    <meta:editing-duration>PT10H53S</meta:editing-duration>
    <meta:editing-cycles>18</meta:editing-cycles>
    <meta:generator>LibreOffice/3.5$Windows_x86 LibreOffice_project/7e68ba2-a744ebf-1f241b7-c506db1-7d53735</meta:generator>
    <meta:print-date>2012-08-02T18:55:42.81</meta:print-date>
    <meta:document-statistic meta:table-count="4" meta:image-count="1" meta:object-count="0" meta:page-count="4" meta:paragraph-count="103" meta:word-count="534" meta:character-count="3763" meta:non-whitespace-character-count="3395"/>
  </office:meta>
</office:document-meta>
</file>